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494cm" fo:margin-left="0cm" table:align="left"/>
    </style:style>
    <style:style style:name="Table1.A" style:family="table-column">
      <style:table-column-properties style:column-width="1.526cm"/>
    </style:style>
    <style:style style:name="Table1.H" style:family="table-column">
      <style:table-column-properties style:column-width="1.729cm"/>
    </style:style>
    <style:style style:name="Table1.I" style:family="table-column">
      <style:table-column-properties style:column-width="1.482cm"/>
    </style:style>
    <style:style style:name="Table1.J" style:family="table-column">
      <style:table-column-properties style:column-width="1.367cm"/>
    </style:style>
    <style:style style:name="Table1.L" style:family="table-column">
      <style:table-column-properties style:column-width="1.7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b1cba" officeooo:paragraph-rsid="001b1cba" style:font-size-asian="10pt" style:font-size-complex="10pt"/>
    </style:style>
    <style:style style:name="P3" style:family="paragraph" style:parent-style-name="Standard">
      <style:text-properties fo:font-size="10pt" officeooo:paragraph-rsid="001b1cba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b1cba" officeooo:paragraph-rsid="001b1cba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b1cb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c73bf" officeooo:paragraph-rsid="001c73bf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1fa9a2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paragraph-rsid="001b1cb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1c14b" officeooo:paragraph-rsid="0021c14b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XYZ SCHOOL</text:p>
      <text:p text:style-name="P4"/>
      <text:p text:style-name="P1"/>
      <text:p text:style-name="P1"/>
      <text:p text:style-name="P2">ROLL<text:tab/>: <text:database-display text:table-name="Sheet1" text:table-type="table" text:column-name="Roll No." text:database-name="Students">&lt;Roll No.&gt;</text:database-display><text:tab/><text:tab/>NAME : <text:s/><text:database-display text:table-name="Sheet1" text:table-type="table" text:column-name="Name" text:database-name="Students">&lt;Name&gt;</text:database-display>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column table:style-name="Table1.I"/>
        <table:table-column table:style-name="Table1.J"/>
        <table:table-column table:style-name="Table1.A"/>
        <table:table-column table:style-name="Table1.L"/>
        <table:table-row table:style-name="TableLine94003663058896">
          <table:table-cell table:style-name="Table1.A1" office:value-type="string">
            <text:p text:style-name="P5">EXAM</text:p>
          </table:table-cell>
          <table:table-cell table:style-name="Table1.A1" office:value-type="string">
            <text:p text:style-name="P5">MAX</text:p>
          </table:table-cell>
          <table:table-cell table:style-name="Table1.A1" office:value-type="string">
            <text:p text:style-name="P5">MIN</text:p>
          </table:table-cell>
          <table:table-cell table:style-name="Table1.A1" office:value-type="string">
            <text:p text:style-name="P5">ENG</text:p>
          </table:table-cell>
          <table:table-cell table:style-name="Table1.A1" office:value-type="string">
            <text:p text:style-name="P5">HIN</text:p>
          </table:table-cell>
          <table:table-cell table:style-name="Table1.A1" office:value-type="string">
            <text:p text:style-name="P5">PHY</text:p>
          </table:table-cell>
          <table:table-cell table:style-name="Table1.A1" office:value-type="string">
            <text:p text:style-name="P5">CHE</text:p>
          </table:table-cell>
          <table:table-cell table:style-name="Table1.A1" office:value-type="string">
            <text:p text:style-name="P5">MAT</text:p>
          </table:table-cell>
          <table:table-cell table:style-name="Table1.A1" office:value-type="string">
            <text:p text:style-name="P5">BIO</text:p>
          </table:table-cell>
          <table:table-cell table:style-name="Table1.A1" office:value-type="string">
            <text:p text:style-name="P5">EVS</text:p>
          </table:table-cell>
          <table:table-cell table:style-name="Table1.A1" office:value-type="string">
            <text:p text:style-name="P5">PTE</text:p>
          </table:table-cell>
          <table:table-cell table:style-name="Table1.L1" office:value-type="string">
            <text:p text:style-name="P5">TOT</text:p>
          </table:table-cell>
        </table:table-row>
        <table:table-row table:style-name="TableLine94003645781568">
          <table:table-cell table:style-name="Table1.A2" office:value-type="string">
            <text:p text:style-name="P5">U1</text:p>
          </table:table-cell>
          <table:table-cell table:style-name="Table1.A2" office:value-type="string">
            <text:p text:style-name="P10">2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U1" text:database-name="Students">&lt;EN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U1" text:database-name="Students">&lt;HI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U1" text:database-name="Students">&lt;PH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U1" text:database-name="Students">&lt;CH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U1" text:database-name="Students">&lt;MAU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U1" text:database-name="Students">&lt;BIU1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662492928">
          <table:table-cell table:style-name="Table1.A2" office:value-type="string">
            <text:p text:style-name="P5">T1</text:p>
          </table:table-cell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T1" text:database-name="Students">&lt;EN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T1" text:database-name="Students">&lt;HI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T1" text:database-name="Students">&lt;PH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T1" text:database-name="Students">&lt;CH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T1" text:database-name="Students">&lt;MAT1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T1" text:database-name="Students">&lt;BIT1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654371296">
          <table:table-cell table:style-name="Table1.A2" office:value-type="string">
            <text:p text:style-name="P5">U2</text:p>
          </table:table-cell>
          <table:table-cell table:style-name="Table1.A2" office:value-type="string">
            <text:p text:style-name="P10">2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U2" text:database-name="Students">&lt;EN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U2" text:database-name="Students">&lt;HI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U2" text:database-name="Students">&lt;PH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U2" text:database-name="Students">&lt;CH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U2" text:database-name="Students">&lt;MAU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U2" text:database-name="Students">&lt;BIU2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654011952">
          <table:table-cell table:style-name="Table1.A2" office:value-type="string">
            <text:p text:style-name="P5">T2</text:p>
          </table:table-cell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NT2" text:database-name="Students">&lt;EN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T2" text:database-name="Students">&lt;HI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T2" text:database-name="Students">&lt;PH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T2" text:database-name="Students">&lt;CH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T2" text:database-name="Students">&lt;MAT2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T2" text:database-name="Students">&lt;BIT2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639047680">
          <table:table-cell table:style-name="Table1.A2" office:value-type="string">
            <text:p text:style-name="P7">AGG</text:p>
          </table:table-cell>
          <table:table-cell table:style-name="Table1.A2" office:value-type="string">
            <text:p text:style-name="P10">200</text:p>
          </table:table-cell>
          <table:table-cell table:style-name="Table1.A2" office:value-type="string">
            <text:p text:style-name="P10">70</text:p>
          </table:table-cell>
          <table:table-cell table:style-name="Table1.A2" office:value-type="string">
            <text:p text:style-name="P6"><text:database-display text:table-name="Sheet1" text:table-type="table" text:column-name="EN=" text:database-name="Students">&lt;EN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HI=" text:database-name="Students">&lt;HI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H=" text:database-name="Students">&lt;PH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CH=" text:database-name="Students">&lt;CH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MA=" text:database-name="Students">&lt;MA=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BI=" text:database-name="Students">&lt;BI=&gt;</text:database-display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580566320">
          <table:table-cell table:style-name="Table1.A2" office:value-type="string">
            <text:p text:style-name="P7">AVG</text:p>
          </table:table-cell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10">3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<text:database-display text:table-name="Sheet1" text:table-type="table" text:column-name="EVS" text:database-name="Students">&lt;EVS&gt;</text:database-display></text:p>
          </table:table-cell>
          <table:table-cell table:style-name="Table1.A2" office:value-type="string">
            <text:p text:style-name="P6"><text:database-display text:table-name="Sheet1" text:table-type="table" text:column-name="PTE" text:database-name="Students">&lt;PTE&gt;</text:database-display></text:p>
          </table:table-cell>
          <table:table-cell table:style-name="Table1.L2" office:value-type="string">
            <text:p text:style-name="P6"/>
          </table:table-cell>
        </table:table-row>
        <table:table-row table:style-name="TableLine94003647684416">
          <table:table-cell table:style-name="Table1.A2" office:value-type="string">
            <text:p text:style-name="P7">GRA</text:p>
          </table:table-cell>
          <table:table-cell table:style-name="Table1.A2" office:value-type="string">
            <text:p text:style-name="P10">15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  <table:table-row table:style-name="TableLine94003647684416">
          <table:table-cell table:style-name="Table1.A2" office:value-type="string">
            <text:p text:style-name="P10">O/P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L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3T21:38:46.833292373</meta:creation-date>
    <dc:date>2022-07-24T07:35:03.188768677</dc:date>
    <meta:editing-duration>PT35M13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64" meta:word-count="71" meta:character-count="307" meta:non-whitespace-character-count="298"/>
  </office:meta>
</office:document-meta>
</file>